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De spulletjes vond ik makkelijk te verdiene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 Reinders</meta:initial-creator>
    <meta:creation-date>2015-02-03T20:15:23</meta:creation-date>
    <meta:document-statistic meta:table-count="0" meta:image-count="0" meta:object-count="0" meta:page-count="1" meta:paragraph-count="1" meta:word-count="8" meta:character-count="49"/>
    <dc:date>2015-02-03T20:16:19</dc:date>
    <dc:creator>Ap Reinders</dc:creator>
    <meta:editing-duration>PT56S</meta:editing-duration>
    <meta:editing-cycles>1</meta:editing-cycles>
    <meta:generator>OpenOffice/4.0.1$Unix OpenOffice.org_project/401m5$Build-9714</meta:generator>
  </office:meta>
</office:document-meta>
</file>